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314a" officeooo:paragraph-rsid="00133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o print negative 1 you have to put a negative sign in front of it, but you don’t have to do that for 1. </text:p>
      <text:p text:style-name="P1"/>
      <text:p text:style-name="P1">2. You can take the absolute value of the negative number</text:p>
      <text:p text:style-name="P1"/>
      <text:p text:style-name="P1">3. </text:p>
      <text:p text:style-name="P1">int main (int n) {</text:p>
      <text:p text:style-name="P1"><text:s text:c="4"/>if (n == 0) {</text:p>
      <text:p text:style-name="P1"><text:s text:c="8"/>return 0;</text:p>
      <text:p text:style-name="P1"><text:s text:c="4"/>}</text:p>
      <text:p text:style-name="P1"><text:tab/>else <text:s/>{</text:p>
      <text:p text:style-name="P1"><text:s text:c="8"/>return mystery(n-1) + mystery(n-1) + 1;</text:p>
      <text:p text:style-name="P1"><text:s text:c="4"/>}</text:p>
      <text:p text:style-name="P1">}</text:p>
      <text:p text:style-name="P1"/>
      <text:p text:style-name="P1">4. 1.7</text:p>
      <text:p text:style-name="P1"/>
      <text:p text:style-name="P1">5. It creates an over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1:23:31.582362633</meta:creation-date>
    <dc:date>2018-11-19T21:26:13.397454216</dc:date>
    <meta:editing-duration>PT2M42S</meta:editing-duration>
    <meta:editing-cycles>1</meta:editing-cycles>
    <meta:document-statistic meta:table-count="0" meta:image-count="0" meta:object-count="0" meta:page-count="1" meta:paragraph-count="13" meta:word-count="67" meta:character-count="317" meta:non-whitespace-character-count="231"/>
    <meta:generator>LibreOffice/5.1.6.2$Linux_X86_64 LibreOffice_project/10m0$Build-2</meta:generator>
  </office:meta>
</office:document-meta>
</file>